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color="#808080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6" style:family="table-cell" style:parent-style-name="Default">
      <style:text-properties fo:color="#808080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vertical-align="top"/>
      <style:text-properties fo:color="#808080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2 [medium]</text:p>
          </table:table-cell>
          <table:table-cell office:value-type="string" calcext:value-type="string">
            <text:p>WORK-IN-PROGRE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1 [low]</text:p>
          </table:table-cell>
          <table:table-cell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firmations and -y options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3 [high]</text:p>
          </table:table-cell>
          <table:table-cell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eat</text:p>
          </table:table-cell>
          <table:table-cell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ix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number-columns-repeated="96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eat</text:p>
          </table:table-cell>
          <table:table-cell table:style-name="ce9" office:value-type="string" calcext:value-type="string">
            <text:p>2 [medium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Header for buildingbits.py, downloaded files </text:p>
            <text:p>And generated files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11-10" calcext:value-type="date">
            <text:p>11/10/21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eat</text:p>
          </table:table-cell>
          <table:table-cell table:style-name="ce16" office:value-type="string" calcext:value-type="string">
            <text:p>3 [high]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miniconda dockerfile bit should be base on Python 3.9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F</text:p>
          </table:table-cell>
          <table:table-cell table:number-columns-repeated="2" table:style-name="ce25" office:value-type="date" office:date-value="2021-07-12" calcext:value-type="date">
            <text:p>07/12/21</text:p>
          </table:table-cell>
          <table:table-cell table:style-name="ce9" table:number-columns-repeated="53"/>
          <table:table-cell table:style-name="ce16" table:number-columns-repeated="960"/>
        </table:table-row>
        <table:table-row table:style-name="ro1">
          <table:table-cell table:style-name="ce10" table:number-columns-repeated="64"/>
          <table:table-cell table:number-columns-repeated="960"/>
        </table:table-row>
        <table:table-row table:style-name="ro1">
          <table:table-cell table:style-name="ce11" table:number-columns-repeated="3"/>
          <table:table-cell table:style-name="ce12"/>
          <table:table-cell table:style-name="ce11" table:number-columns-repeated="60"/>
          <table:table-cell table:number-columns-repeated="96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2"/>
          <table:table-cell/>
          <table:table-cell table:style-name="ce3" table:number-columns-repeated="61"/>
          <table:table-cell table:number-columns-repeated="960"/>
        </table:table-row>
        <table:table-row table:style-name="ro1" table:number-rows-repeated="8">
          <table:table-cell table:style-name="ce3" table:number-columns-repeated="64"/>
          <table:table-cell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9:19:56.991323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2-07T19:21:39.127740721</dc:date>
    <meta:editing-duration>PT5H56M58S</meta:editing-duration>
    <meta:editing-cycles>32</meta:editing-cycles>
    <meta:document-statistic meta:table-count="1" meta:cell-count="73" meta:object-count="0"/>
  </office:meta>
</office:document-meta>
</file>